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63.8mm"/>
    </style:style>
    <style:style style:name="co9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-bottom="none" fo:border-left="0.06pt solid #000000" fo:border-right="none" fo:border-top="0.06pt solid #000000"/>
      <style:map style:condition="cell-content()&lt;1" style:apply-style-name="green" style:base-cell-address="pypy.D5"/>
    </style:style>
    <style:style style:name="ce10" style:family="table-cell" style:parent-style-name="Default" style:data-style-name="N10">
      <style:table-cell-properties fo:border-bottom="none" fo:border-left="0.06pt solid #000000" fo:border-right="none" fo:border-top="none"/>
      <style:map style:condition="cell-content()&lt;1" style:apply-style-name="green" style:base-cell-address="pypy.D5"/>
    </style:style>
    <style:style style:name="ce11" style:family="table-cell" style:parent-style-name="Default" style:data-style-name="N10">
      <style:table-cell-properties fo:border-bottom="none" fo:border-left="none" fo:border-right="none" fo:border-top="0.06pt solid #000000"/>
      <style:map style:condition="cell-content()&lt;1" style:apply-style-name="green" style:base-cell-address="pypy.D5"/>
    </style:style>
    <style:style style:name="ce12" style:family="table-cell" style:parent-style-name="Default" style:data-style-name="N10">
      <style:map style:condition="cell-content()&lt;1" style:apply-style-name="green" style:base-cell-address="pypy.D5"/>
    </style:style>
    <style:style style:name="ce13" style:family="table-cell" style:parent-style-name="Default" style:data-style-name="N10">
      <style:table-cell-properties fo:background-color="#cfe7f5"/>
      <style:map style:condition="cell-content()&lt;1" style:apply-style-name="green" style:base-cell-address="pypy.D5"/>
    </style:style>
    <style:style style:name="ce14" style:family="table-cell" style:parent-style-name="Default" style:data-style-name="N10">
      <style:table-cell-properties fo:background-color="#cfe7f5"/>
      <style:map style:condition="cell-content()&lt;1" style:apply-style-name="green" style:base-cell-address="pypy.L6"/>
    </style:style>
    <style:style style:name="ce15" style:family="table-cell" style:parent-style-name="Default" style:data-style-name="N10">
      <style:table-cell-properties fo:background-color="#cfe7f5"/>
      <style:map style:condition="cell-content()&lt;1" style:apply-style-name="green" style:base-cell-address="pypy.L6"/>
    </style:style>
    <style:style style:name="ce16" style:family="table-cell" style:parent-style-name="Default" style:data-style-name="N10">
      <style:table-cell-properties fo:background-color="#cfe7f5"/>
      <style:map style:condition="cell-content()&lt;1" style:apply-style-name="green" style:base-cell-address="pypy.L6"/>
    </style:style>
    <style:style style:name="ce17" style:family="table-cell" style:parent-style-name="Default" style:data-style-name="N10">
      <style:table-cell-properties fo:background-color="#cfe7f5"/>
      <style:map style:condition="cell-content()&lt;1" style:apply-style-name="green" style:base-cell-address="pypy.L6"/>
    </style:style>
    <style:style style:name="ce18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pypy.M6"/>
    </style:style>
    <style:style style:name="ce19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pypy.M12"/>
    </style:style>
    <style:style style:name="ce20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pypy.M18"/>
    </style:style>
    <style:style style:name="ce21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pypy.M24"/>
    </style:style>
    <style:style style:name="ce22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pypy.M3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.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3" table:default-cell-style-name="ce12"/>
        <table:table-column table:style-name="co6" table:default-cell-style-name="ce10"/>
        <table:table-column table:style-name="co5" table:number-columns-repeated="3" table:default-cell-style-name="ce12"/>
        <table:table-column table:style-name="co5" table:default-cell-style-name="ce13"/>
        <table:table-column table:style-name="co5" table:default-cell-style-name="ce18"/>
        <table:table-row table:style-name="ro1">
          <table:table-cell table:style-name="ce1" office:value-type="string" calcext:value-type="string">
            <text:p>Testing with 2000 repeats, Python 3.5.2</text:p>
          </table:table-cell>
          <table:table-cell table:number-columns-repeated="2"/>
          <table:table-cell table:style-name="ce1" office:value-type="string" calcext:value-type="string">
            <text:p>Speeds relative to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4" table:number-rows-spanned="1">
            <text:p>Pure (0.8.5) VS</text:p>
          </table:table-cell>
          <table:covered-table-cell table:number-columns-repeated="3" table:style-name="ce1"/>
          <table:table-cell table:style-name="ce27" office:value-type="string" calcext:value-type="string" table:number-columns-spanned="6" table:number-rows-spanned="1">
            <text:p>Cython (0.8.5) VS</text:p>
          </table:table-cell>
          <table:covered-table-cell table:number-columns-repeated="2" table:style-name="ce1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2" table:number-rows-spanned="1">
            <text:p>simpleubjson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json</text:p>
          </table:table-cell>
          <table:covered-table-cell table:style-name="ce1"/>
          <table:table-cell table:style-name="ce8" office:value-type="string" calcext:value-type="string">
            <text:p>simpleubjson</text:p>
          </table:table-cell>
          <table:table-cell table:number-columns-repeated="2" table:style-name="ce1" office:value-type="string" calcext:value-type="string">
            <text:p>json</text:p>
          </table:table-cell>
          <table:table-cell table:style-name="Default"/>
          <table:table-cell table:style-name="ce1" office:value-type="string" calcext:value-type="string">
            <text:p>py-ubjson (0.9.0)</text:p>
          </table:table-cell>
          <table:table-cell table:style-name="Default">
            <office:annotation office:display="true" draw:style-name="gr1" draw:text-style-name="P2" svg:width="47.53mm" svg:height="13.86mm" svg:x="353.2mm" svg:y="0.8mm" draw:caption-point-x="-0.88mm" draw:caption-point-y="8.33mm">
              <dc:date>2016-12-19T00:00:00</dc:date>
              <text:p text:style-name="P1"><text:span text:style-name="T1">Speed improvement of C </text:span><text:span text:style-name="T1">extension vs Cython </text:span><text:span text:style-name="T1">generated</text:span></text:p>
            </office:annotation>
          </table:table-cell>
        </table:table-row>
        <table:table-row table:style-name="ro2">
          <table:table-cell office:value-type="string" calcext:value-type="string">
            <text:p><text:span text:style-name="T2">Source</text:span> / lib</text:p>
          </table:table-cell>
          <table:table-cell table:style-name="ce3" office:value-type="string" calcext:value-type="string">
            <text:p><text:span text:style-name="T2">Input bytes</text:span> / Encode</text:p>
          </table:table-cell>
          <table:table-cell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</table:table-row>
        <table:table-row table:style-name="ro1">
          <table:table-cell table:style-name="ce2" office:value-type="string" calcext:value-type="string">
            <text:p>CouchDB4k.compact.json</text:p>
          </table:table-cell>
          <table:table-cell table:style-name="ce2" office:value-type="float" office:value="3861" calcext:value-type="float">
            <text:p>3861</text:p>
          </table:table-cell>
          <table:table-cell table:style-name="ce4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/>
          <table:table-cell table:style-name="ce13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25" calcext:value-type="float">
            <text:p>0.25</text:p>
          </table:table-cell>
          <table:table-cell office:value-type="float" office:value="0.113" calcext:value-type="float">
            <text:p>0.113</text:p>
          </table:table-cell>
          <table:table-cell table:formula="of:=[.B7]/[.B10]" office:value-type="percentage" office:value="0.96612296110414" calcext:value-type="percentage">
            <text:p>97%</text:p>
          </table:table-cell>
          <table:table-cell table:style-name="ce10" table:formula="of:=[.C7]/[.C10]" office:value-type="percentage" office:value="0.681236673773987" calcext:value-type="percentage">
            <text:p>68%</text:p>
          </table:table-cell>
          <table:table-cell table:formula="of:=[.B7]/[.B6]" office:value-type="percentage" office:value="3.08" calcext:value-type="percentage">
            <text:p>308%</text:p>
          </table:table-cell>
          <table:table-cell table:formula="of:=[.C7]/[.C6]" office:value-type="percentage" office:value="5.65486725663717" calcext:value-type="percentage">
            <text:p>565%</text:p>
          </table:table-cell>
          <table:table-cell table:formula="of:=[.B8]/[.B10]" office:value-type="percentage" office:value="0.410288582183187" calcext:value-type="percentage">
            <text:p>41%</text:p>
          </table:table-cell>
          <table:table-cell table:style-name="ce10" table:formula="of:=[.C8]/[.C10]" office:value-type="percentage" office:value="0.247334754797441" calcext:value-type="percentage">
            <text:p>25%</text:p>
          </table:table-cell>
          <table:table-cell table:formula="of:=[.B8]/[.B6]" office:value-type="percentage" office:value="1.308" calcext:value-type="percentage">
            <text:p>131%</text:p>
          </table:table-cell>
          <table:table-cell table:formula="of:=[.C8]/[.C6]" office:value-type="percentage" office:value="2.05309734513274" calcext:value-type="percentage">
            <text:p>205%</text:p>
          </table:table-cell>
          <table:table-cell table:formula="of:=[.B8]/[.B9]" office:value-type="percentage" office:value="6.6734693877551" calcext:value-type="percentage">
            <text:p>667%</text:p>
          </table:table-cell>
          <table:table-cell table:formula="of:=[.C8]/[.C9]" office:value-type="percentage" office:value="10.5454545454545" calcext:value-type="percentage">
            <text:p>1055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77" calcext:value-type="float">
            <text:p>0.77</text:p>
          </table:table-cell>
          <table:table-cell office:value-type="float" office:value="0.639" calcext:value-type="float">
            <text:p>0.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32" calcext:value-type="float">
            <text:p>0.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797" calcext:value-type="float">
            <text:p>0.797</text:p>
          </table:table-cell>
          <table:table-cell office:value-type="float" office:value="0.938" calcext:value-type="float">
            <text:p>0.9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ediaContent.compact.json</text:p>
          </table:table-cell>
          <table:table-cell table:style-name="ce1" office:value-type="float" office:value="485" calcext:value-type="float">
            <text:p>485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table:formula="of:=[.B13]/[.B16]" office:value-type="percentage" office:value="0.85" calcext:value-type="percentage">
            <text:p>85%</text:p>
          </table:table-cell>
          <table:table-cell table:style-name="ce10" table:formula="of:=[.C13]/[.C16]" office:value-type="percentage" office:value="0.763285024154589" calcext:value-type="percentage">
            <text:p>76%</text:p>
          </table:table-cell>
          <table:table-cell table:formula="of:=[.B13]/[.B12]" office:value-type="percentage" office:value="4.85714285714286" calcext:value-type="percentage">
            <text:p>486%</text:p>
          </table:table-cell>
          <table:table-cell table:formula="of:=[.C13]/[.C12]" office:value-type="percentage" office:value="6.07692307692308" calcext:value-type="percentage">
            <text:p>608%</text:p>
          </table:table-cell>
          <table:table-cell table:formula="of:=[.B14]/[.B16]" office:value-type="percentage" office:value="0.43125" calcext:value-type="percentage">
            <text:p>43%</text:p>
          </table:table-cell>
          <table:table-cell table:style-name="ce10" table:formula="of:=[.C14]/[.C16]" office:value-type="percentage" office:value="0.285024154589372" calcext:value-type="percentage">
            <text:p>29%</text:p>
          </table:table-cell>
          <table:table-cell table:formula="of:=[.B14]/[.B12]" office:value-type="percentage" office:value="2.46428571428571" calcext:value-type="percentage">
            <text:p>246%</text:p>
          </table:table-cell>
          <table:table-cell table:formula="of:=[.C14]/[.C12]" office:value-type="percentage" office:value="2.26923076923077" calcext:value-type="percentage">
            <text:p>227%</text:p>
          </table:table-cell>
          <table:table-cell table:style-name="ce14" table:formula="of:=[.B14]/[.B15]" office:value-type="percentage" office:value="4.05882352941176" calcext:value-type="percentage">
            <text:p>406%</text:p>
          </table:table-cell>
          <table:table-cell table:style-name="ce19" table:formula="of:=[.C14]/[.C15]" office:value-type="percentage" office:value="8.42857142857143" calcext:value-type="percentage">
            <text:p>843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16" calcext:value-type="float">
            <text:p>0.16</text:p>
          </table:table-cell>
          <table:table-cell office:value-type="float" office:value="0.207" calcext:value-type="float">
            <text:p>0.2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cursive200.json</text:p>
          </table:table-cell>
          <table:table-cell table:style-name="ce1" office:value-type="float" office:value="1803" calcext:value-type="float">
            <text:p>1803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29" calcext:value-type="float">
            <text:p>0.129</text:p>
          </table:table-cell>
          <table:table-cell table:formula="of:=[.B19]/[.B22]" office:value-type="percentage" office:value="0.957946815089672" calcext:value-type="percentage">
            <text:p>96%</text:p>
          </table:table-cell>
          <table:table-cell table:style-name="ce10" table:formula="of:=[.C19]/[.C22]" office:value-type="percentage" office:value="0.587651122625216" calcext:value-type="percentage">
            <text:p>59%</text:p>
          </table:table-cell>
          <table:table-cell table:formula="of:=[.B19]/[.B18]" office:value-type="percentage" office:value="6.70562770562771" calcext:value-type="percentage">
            <text:p>671%</text:p>
          </table:table-cell>
          <table:table-cell table:formula="of:=[.C19]/[.C18]" office:value-type="percentage" office:value="10.5503875968992" calcext:value-type="percentage">
            <text:p>1055%</text:p>
          </table:table-cell>
          <table:table-cell table:formula="of:=[.B20]/[.B22]" office:value-type="percentage" office:value="0.593692022263451" calcext:value-type="percentage">
            <text:p>59%</text:p>
          </table:table-cell>
          <table:table-cell table:style-name="ce10" table:formula="of:=[.C20]/[.C22]" office:value-type="percentage" office:value="0.208117443868739" calcext:value-type="percentage">
            <text:p>21%</text:p>
          </table:table-cell>
          <table:table-cell table:formula="of:=[.B20]/[.B18]" office:value-type="percentage" office:value="4.15584415584416" calcext:value-type="percentage">
            <text:p>416%</text:p>
          </table:table-cell>
          <table:table-cell table:formula="of:=[.C20]/[.C18]" office:value-type="percentage" office:value="3.73643410852713" calcext:value-type="percentage">
            <text:p>374%</text:p>
          </table:table-cell>
          <table:table-cell table:style-name="ce15" table:formula="of:=[.B20]/[.B21]" office:value-type="percentage" office:value="3.17880794701987" calcext:value-type="percentage">
            <text:p>318%</text:p>
          </table:table-cell>
          <table:table-cell table:style-name="ce20" table:formula="of:=[.C20]/[.C21]" office:value-type="percentage" office:value="8.16949152542373" calcext:value-type="percentage">
            <text:p>817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1.549" calcext:value-type="float">
            <text:p>1.549</text:p>
          </table:table-cell>
          <table:table-cell office:value-type="float" office:value="1.361" calcext:value-type="float">
            <text:p>1.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96" calcext:value-type="float">
            <text:p>0.96</text:p>
          </table:table-cell>
          <table:table-cell office:value-type="float" office:value="0.482" calcext:value-type="float">
            <text:p>0.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1.617" calcext:value-type="float">
            <text:p>1.617</text:p>
          </table:table-cell>
          <table:table-cell office:value-type="float" office:value="2.316" calcext:value-type="float">
            <text:p>2.3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y.json</text:p>
          </table:table-cell>
          <table:table-cell table:style-name="ce1" office:value-type="float" office:value="127" calcext:value-type="float">
            <text:p>127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table:formula="of:=[.B25]/[.B28]" office:value-type="percentage" office:value="1" calcext:value-type="percentage">
            <text:p>100%</text:p>
          </table:table-cell>
          <table:table-cell table:style-name="ce10" table:formula="of:=[.C25]/[.C28]" office:value-type="percentage" office:value="0.697368421052632" calcext:value-type="percentage">
            <text:p>70%</text:p>
          </table:table-cell>
          <table:table-cell table:formula="of:=[.B25]/[.B24]" office:value-type="percentage" office:value="3.53333333333333" calcext:value-type="percentage">
            <text:p>353%</text:p>
          </table:table-cell>
          <table:table-cell table:formula="of:=[.C25]/[.C24]" office:value-type="percentage" office:value="4.41666666666667" calcext:value-type="percentage">
            <text:p>442%</text:p>
          </table:table-cell>
          <table:table-cell table:formula="of:=[.B26]/[.B28]" office:value-type="percentage" office:value="0.528301886792453" calcext:value-type="percentage">
            <text:p>53%</text:p>
          </table:table-cell>
          <table:table-cell table:style-name="ce10" table:formula="of:=[.C26]/[.C28]" office:value-type="percentage" office:value="0.236842105263158" calcext:value-type="percentage">
            <text:p>24%</text:p>
          </table:table-cell>
          <table:table-cell table:formula="of:=[.B26]/[.B24]" office:value-type="percentage" office:value="1.86666666666667" calcext:value-type="percentage">
            <text:p>187%</text:p>
          </table:table-cell>
          <table:table-cell table:formula="of:=[.C26]/[.C24]" office:value-type="percentage" office:value="1.5" calcext:value-type="percentage">
            <text:p>150%</text:p>
          </table:table-cell>
          <table:table-cell table:style-name="ce16" table:formula="of:=[.B26]/[.B27]" office:value-type="percentage" office:value="4" calcext:value-type="percentage">
            <text:p>400%</text:p>
          </table:table-cell>
          <table:table-cell table:style-name="ce21" table:formula="of:=[.C26]/[.C27]" office:value-type="percentage" office:value="9" calcext:value-type="percentage">
            <text:p>900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table:number-columns-repeated="2" office:value-type="float" office:value="0.053" calcext:value-type="float">
            <text:p>0.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witterTimeline.compact.json</text:p>
          </table:table-cell>
          <table:table-cell table:style-name="ce1" office:value-type="float" office:value="2069" calcext:value-type="float">
            <text:p>2069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table:formula="of:=[.B31]/[.B34]" office:value-type="percentage" office:value="0.767123287671233" calcext:value-type="percentage">
            <text:p>77%</text:p>
          </table:table-cell>
          <table:table-cell table:style-name="ce10" table:formula="of:=[.C31]/[.C34]" office:value-type="percentage" office:value="0.792452830188679" calcext:value-type="percentage">
            <text:p>79%</text:p>
          </table:table-cell>
          <table:table-cell table:formula="of:=[.B31]/[.B30]" office:value-type="percentage" office:value="4.91228070175439" calcext:value-type="percentage">
            <text:p>491%</text:p>
          </table:table-cell>
          <table:table-cell table:formula="of:=[.C31]/[.C30]" office:value-type="percentage" office:value="6.19672131147541" calcext:value-type="percentage">
            <text:p>620%</text:p>
          </table:table-cell>
          <table:table-cell table:formula="of:=[.B32]/[.B34]" office:value-type="percentage" office:value="0.36986301369863" calcext:value-type="percentage">
            <text:p>37%</text:p>
          </table:table-cell>
          <table:table-cell table:style-name="ce10" table:formula="of:=[.C32]/[.C34]" office:value-type="percentage" office:value="0.278825995807128" calcext:value-type="percentage">
            <text:p>28%</text:p>
          </table:table-cell>
          <table:table-cell table:formula="of:=[.B32]/[.B30]" office:value-type="percentage" office:value="2.36842105263158" calcext:value-type="percentage">
            <text:p>237%</text:p>
          </table:table-cell>
          <table:table-cell table:formula="of:=[.C32]/[.C30]" office:value-type="percentage" office:value="2.18032786885246" calcext:value-type="percentage">
            <text:p>218%</text:p>
          </table:table-cell>
          <table:table-cell table:style-name="ce17" table:formula="of:=[.B32]/[.B33]" office:value-type="percentage" office:value="3.75" calcext:value-type="percentage">
            <text:p>375%</text:p>
          </table:table-cell>
          <table:table-cell table:style-name="ce22" table:formula="of:=[.C32]/[.C33]" office:value-type="percentage" office:value="7.38888888888889" calcext:value-type="percentage">
            <text:p>739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28" calcext:value-type="float">
            <text:p>0.28</text:p>
          </table:table-cell>
          <table:table-cell office:value-type="float" office:value="0.378" calcext:value-type="float">
            <text:p>0.378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77" calcext:value-type="float">
            <text:p>0.477</text:p>
          </table:table-cell>
          <table:table-cell table:number-columns-repeated="9"/>
          <table:table-cell table:style-name="ce13"/>
        </table:table-row>
        <calcext:conditional-formats>
          <calcext:conditional-format calcext:target-range-address="'result.new'.D5:'result.new'.K34 'result.new'.L5:'result.new'.M5 'result.new'.L31:'result.new'.M34 'result.new'.L13:'result.new'.L17 'result.new'.L19:'result.new'.L23 'result.new'.L25:'result.new'.L29 'result.new'.L6:'result.new'.L11">
            <calcext:condition calcext:apply-style-name="green" calcext:value="&lt;1" calcext:base-cell-address="pypy.D5"/>
          </calcext:conditional-format>
          <calcext:conditional-format calcext:target-range-address="'result.new'.L12:'result.new'.L12">
            <calcext:condition calcext:apply-style-name="green" calcext:value="&lt;1" calcext:base-cell-address="pypy.L6"/>
          </calcext:conditional-format>
          <calcext:conditional-format calcext:target-range-address="'result.new'.L18:'result.new'.L18">
            <calcext:condition calcext:apply-style-name="green" calcext:value="&lt;1" calcext:base-cell-address="pypy.L6"/>
          </calcext:conditional-format>
          <calcext:conditional-format calcext:target-range-address="'result.new'.L24:'result.new'.L24">
            <calcext:condition calcext:apply-style-name="green" calcext:value="&lt;1" calcext:base-cell-address="pypy.L6"/>
          </calcext:conditional-format>
          <calcext:conditional-format calcext:target-range-address="'result.new'.L30:'result.new'.L30">
            <calcext:condition calcext:apply-style-name="green" calcext:value="&lt;1" calcext:base-cell-address="pypy.L6"/>
          </calcext:conditional-format>
          <calcext:conditional-format calcext:target-range-address="'result.new'.M6:'result.new'.M11 'result.new'.M13:'result.new'.M17 'result.new'.M19:'result.new'.M23 'result.new'.M25:'result.new'.M29">
            <calcext:condition calcext:apply-style-name="green" calcext:value="&lt;1" calcext:base-cell-address="pypy.M6"/>
          </calcext:conditional-format>
          <calcext:conditional-format calcext:target-range-address="'result.new'.M12:'result.new'.M12">
            <calcext:condition calcext:apply-style-name="green" calcext:value="&lt;1" calcext:base-cell-address="pypy.M12"/>
          </calcext:conditional-format>
          <calcext:conditional-format calcext:target-range-address="'result.new'.M18:'result.new'.M18">
            <calcext:condition calcext:apply-style-name="green" calcext:value="&lt;1" calcext:base-cell-address="pypy.M18"/>
          </calcext:conditional-format>
          <calcext:conditional-format calcext:target-range-address="'result.new'.M24:'result.new'.M24">
            <calcext:condition calcext:apply-style-name="green" calcext:value="&lt;1" calcext:base-cell-address="pypy.M24"/>
          </calcext:conditional-format>
          <calcext:conditional-format calcext:target-range-address="'result.new'.M30:'result.new'.M30">
            <calcext:condition calcext:apply-style-name="green" calcext:value="&lt;1" calcext:base-cell-address="pypy.M30"/>
          </calcext:conditional-format>
        </calcext:conditional-formats>
      </table:table>
      <table:table table:name="pypy" table:style-name="ta1">
        <table:shapes>
          <draw:frame draw:z-index="0" draw:style-name="gr2" draw:text-style-name="P3" svg:width="274.32mm" svg:height="133.14mm" svg:x="19.84mm" svg:y="69.2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verage encode/decode time (lower is better)</svg:title>
          </draw:frame>
        </table:shapes>
        <table:table-column table:style-name="co7" table:default-cell-style-name="ce44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 table:style-name="ce43"/>
          <table:table-cell table:style-name="ce1" table:number-columns-repeated="5"/>
          <table:table-cell table:number-columns-repeated="4"/>
        </table:table-row>
        <table:table-row table:style-name="ro1">
          <table:table-cell table:style-name="ce43" office:value-type="string" calcext:value-type="string">
            <text:p>Python version</text:p>
          </table:table-cell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File length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Cpython enc</text:p>
          </table:table-cell>
          <table:table-cell table:style-name="ce1" office:value-type="string" calcext:value-type="string">
            <text:p>Cpython dec</text:p>
          </table:table-cell>
          <table:table-cell table:style-name="ce1" office:value-type="string" calcext:value-type="string">
            <text:p>Pypy enc</text:p>
          </table:table-cell>
          <table:table-cell table:style-name="ce1" office:value-type="string" calcext:value-type="string">
            <text:p>Pypy dec</text:p>
          </table:table-cell>
          <table:table-cell table:style-name="ce1" office:value-type="string" calcext:value-type="string">
            <text:p>Pypy enc noext</text:p>
          </table:table-cell>
          <table:table-cell table:style-name="ce1" office:value-type="string" calcext:value-type="string">
            <text:p>Pypy dec noext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json 2.0.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Cpython 3.6.9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y-ubjson 0.15.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" calcext:value-type="float">
            <text:p>0.1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simpleubjson 0.7.0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2" calcext:value-type="float">
            <text:p>0.37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son 2.0.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python 3.6.9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y-ubjson 0.15.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impleubjson 0.7.0</text:p>
          </table:table-cell>
          <table:table-cell office:value-type="float" office:value="0.07" calcext:value-type="float">
            <text:p>0.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son 2.0.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py-ubjson 0.15.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3.16" calcext:value-type="float">
            <text:p>3.16</text:p>
          </table:table-cell>
          <table:table-cell office:value-type="float" office:value="1.279" calcext:value-type="float">
            <text:p>1.2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impleubjson 0.7.0</text:p>
          </table:table-cell>
          <table:table-cell office:value-type="float" office:value="0.596" calcext:value-type="float">
            <text:p>0.5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son 2.0.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python 3.6.9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y-ubjson 0.15.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mpleubjson 0.7.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json 2.0.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python 3.6.9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py-ubjson 0.15.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Cpython 3.6.9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simpleubjson 0.7.0</text:p>
          </table:table-cell>
          <table:table-cell office:value-type="float" office:value="0.158" calcext:value-type="float">
            <text:p>0.15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json 2.0.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y-ubjson 0.15.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simpleubjson 0.7.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son 2.0.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y-ubjson 0.15.0</text:p>
          </table:table-cell>
          <table:table-cell office:value-type="float" office:value="0.06" calcext:value-type="float">
            <text:p>0.06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impleubjson 0.7.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son 2.0.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py-ubjson 0.15.0</text:p>
          </table:table-cell>
          <table:table-cell office:value-type="float" office:value="3.16" calcext:value-type="float">
            <text:p>3.16</text:p>
          </table:table-cell>
          <table:table-cell office:value-type="float" office:value="1.279" calcext:value-type="float">
            <text:p>1.2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impleubjson 0.7.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3" calcext:value-type="float">
            <text:p>0.1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son 2.0.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y-ubjson 0.15.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mpleubjson 0.7.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json 2.0.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py-ubjson 0.15.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simpleubjson 0.7.0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json 2.0.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y-ubjson 0.15.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CouchDB4k.compact.json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simpleubjson 0.7.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son 2.0.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y-ubjson 0.15.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MediaContent.compact.jso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impleubjson 0.7.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son 2.0.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py-ubjson 0.15.0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Recursive200.json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impleubjson 0.7.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8" calcext:value-type="float">
            <text:p>0.1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son 2.0.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y-ubjson 0.15.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iny.js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mpleubjson 0.7.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json 2.0.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py-ubjson 0.15.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yPy 7.3.0 (no-ext)</text:p>
          </table:table-cell>
          <table:table-cell office:value-type="string" calcext:value-type="string">
            <text:p>test/data/TwitterTimeline.compact.js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simpleubjson 0.7.0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 table:number-rows-repeated="104852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1" table:target-range-address="pypy.A2:pypy.F47" table:display-filter-buttons="true">
          <table:filter>
            <table:filter-and>
              <table:filter-condition table:field-number="3" table:value="py-ubjson 0.15.0" table:operator="="/>
              <table:filter-condition table:field-number="1" table:value="test/data/CouchDB4k.compact.json" table:operator="=">
                <table:filter-set-item table:value="test/data/CouchDB4k.compact.json"/>
                <table:filter-set-item table:value="test/data/MediaContent.compact.json"/>
                <table:filter-set-item table:value="test/data/Tiny.json"/>
                <table:filter-set-item table:value="test/data/TwitterTimeline.compact.json"/>
              </table:filter-condition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ext-properties fo:color="#008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1:48:04.247909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21:48:50.510436163</dc:date>
    <meta:editing-duration>PT3H18M53S</meta:editing-duration>
    <meta:editing-cycles>15</meta:editing-cycles>
    <meta:generator>LibreOffice/6.0.7.3$Linux_X86_64 LibreOffice_project/00m0$Build-3</meta:generator>
    <meta:document-statistic meta:table-count="2" meta:cell-count="4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3cm" svg:height="13.315cm" xlink:href="." xlink:type="simple" chart:class="chart:bar" chart:style-name="ch1">
        <chart:title svg:x="10.817cm" svg:y="0.379cm" chart:style-name="ch2">
          <text:p>Average encode/decode time</text:p>
        </chart:title>
        <chart:subtitle svg:x="12.243cm" svg:y="1.447cm" chart:style-name="ch3">
          <text:p>(Lower is better)</text:p>
        </chart:subtitle>
        <chart:legend chart:legend-position="end" svg:x="24.27cm" svg:y="5.113cm" style:legend-expansion="high" chart:style-name="ch4"/>
        <chart:plot-area chart:style-name="ch5" chart:data-source-has-labels="both" svg:x="0.548cm" svg:y="2.396cm" svg:width="23.174cm" svg:height="10.653cm">
          <chartooo:coordinate-region svg:x="6.54cm" svg:y="2.396cm" svg:width="16.638cm" svg:height="10.006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series chart:style-name="ch13" chart:values-cell-range-address="local-table.$F$2:.$F$5" chart:label-cell-address="local-table.$F$1" chart:class="chart:bar">
            <chart:data-point chart:repeated="4"/>
          </chart:series>
          <chart:series chart:style-name="ch14" chart:values-cell-range-address="local-table.$G$2:.$G$5" chart:label-cell-address="local-table.$G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ython enc</text:p>
              </table:table-cell>
              <table:table-cell office:value-type="string">
                <text:p>Cpython dec</text:p>
              </table:table-cell>
              <table:table-cell office:value-type="string">
                <text:p>Pypy enc</text:p>
              </table:table-cell>
              <table:table-cell office:value-type="string">
                <text:p>Pypy dec</text:p>
              </table:table-cell>
              <table:table-cell office:value-type="string">
                <text:p>Pypy enc noext</text:p>
              </table:table-cell>
              <table:table-cell office:value-type="string">
                <text:p>Pypy dec noext</text:p>
              </table:table-cell>
            </table:table-row>
          </table:table-header-rows>
          <table:table-rows>
            <table:table-row>
              <table:table-cell office:value-type="string">
                <text:p>test/data/CouchDB4k.compact.json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152">
                <text:p>0.152</text:p>
              </table:table-cell>
              <table:table-cell office:value-type="float" office:value="0.13">
                <text:p>0.13</text:p>
              </table:table-cell>
              <table:table-cell office:value-type="float" office:value="0.031">
                <text:p>0.03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test/data/MediaContent.compact.json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6">
                <text:p>0.06</text:p>
              </table:table-cell>
              <table:table-cell office:value-type="float" office:value="0.045">
                <text:p>0.04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test/data/Tiny.json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test/data/TwitterTimeline.compact.json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127">
                <text:p>0.127</text:p>
              </table:table-cell>
              <table:table-cell office:value-type="float" office:value="0.111">
                <text:p>0.111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